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375in" table:align="left"/>
    </style:style>
    <style:style style:name="Table1.A" style:family="table-column">
      <style:table-column-properties style:column-width="0.7563in"/>
    </style:style>
    <style:style style:name="Table1.B" style:family="table-column">
      <style:table-column-properties style:column-width="0.6361in"/>
    </style:style>
    <style:style style:name="Table1.C" style:family="table-column">
      <style:table-column-properties style:column-width="0.5465in"/>
    </style:style>
    <style:style style:name="Table1.D" style:family="table-column">
      <style:table-column-properties style:column-width="1.8201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0.7646in"/>
    </style:style>
    <style:style style:name="Table1.G" style:family="table-column">
      <style:table-column-properties style:column-width="0.7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P3" style:family="paragraph" style:parent-style-name="Preformatted_20_Text">
      <style:paragraph-properties>
        <style:tab-stops>
          <style:tab-stop style:position="1.4319in"/>
        </style:tab-stops>
      </style:paragraph-properties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P4" style:family="paragraph" style:parent-style-name="Table_20_Contents">
      <style:text-properties style:font-name="DejaVu Sans Mono" fo:font-size="10pt" style:font-name-asian="WenQuanYi Micro Hei1" style:font-size-asian="10pt" style:font-name-complex="DejaVu Sans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Άσκηση 1</text:p>
      <text:p text:style-name="P1">Χαράλαμπος Παπαδόπουλος</text:p>
      <text:p text:style-name="P1">ΑΜ: 1115200800169</text:p>
      <text:p text:style-name="Preformatted_20_Text"/>
      <text:p text:style-name="Preformatted_20_Text">Ερώτηση 1)</text:p>
      <text:p text:style-name="Preformatted_20_Text"/>
      <text:p text:style-name="Preformatted_20_Text">Η αρχική γραμματική που μας δόθηκε ήταν:</text:p>
      <text:p text:style-name="Preformatted_20_Text">exp<text:tab/>-&gt; num | exp op exp | (exp)</text:p>
      <text:p text:style-name="Preformatted_20_Text">op<text:tab/>-&gt; + | - | * | /</text:p>
      <text:p text:style-name="Preformatted_20_Text">num<text:tab/>-&gt; 0 | 1 | 2 | 3 | 4 | 5 | 6 | 7 | 8 | 9</text:p>
      <text:p text:style-name="Preformatted_20_Text"/>
      <text:p text:style-name="Preformatted_20_Text">Για να υποστηρίζεται προτεραιότητα του πολλαπλασιασμού και της διαίρεσης έναντη της πρόσθεσης και της αφαίρεσης θα πρέπει οι πρώτοι δυο τελεστές (*, /) να βρίσκονται πιο βαθιά στο δέντρο που προκύπτει από τους άλλους δυο (+, -). Αυτό εξασφαλίζεται αν τους βάλουμε και "βαθύτερα" στη γραμματική. Η νέα γραμματική είναι:</text:p>
      <text:p text:style-name="Preformatted_20_Text"/>
      <text:p text:style-name="Preformatted_20_Text">exp<text:tab/>-&gt; exp + term | exp - term | term</text:p>
      <text:p text:style-name="Preformatted_20_Text">term<text:tab/>-&gt; term * factor | term / factor | factor</text:p>
      <text:p text:style-name="Preformatted_20_Text">factor-&gt; num | (exp)</text:p>
      <text:p text:style-name="Preformatted_20_Text">num<text:tab/>-&gt; 0 | 1 | 2 | 3 | 4 | 5 | 6 | 7 | 8 | 9</text:p>
      <text:p text:style-name="Preformatted_20_Text"/>
      <text:p text:style-name="Preformatted_20_Text">Η παραπάνω γραμματική έχει αριστερή αναδρομή. Αν θέλουμε να την εξαλείψουμε δεν θα πρέπει να υπάρχει κανόνας που το σώμα του να ξεκινάει με την κεφαλή του. Η καινούρια γραμματική είναι:</text:p>
      <text:p text:style-name="Preformatted_20_Text"/>
      <text:p text:style-name="Preformatted_20_Text">exp<text:tab/>-&gt; term exp2</text:p>
      <text:p text:style-name="Preformatted_20_Text">exp2<text:tab/>-&gt; + term exp2 | - term exp2 | ε</text:p>
      <text:p text:style-name="Preformatted_20_Text">term<text:tab/>-&gt; factor term2</text:p>
      <text:p text:style-name="Preformatted_20_Text">term2<text:tab/>-&gt; * factor term2 | / factor term2 | ε</text:p>
      <text:p text:style-name="Preformatted_20_Text">factor-&gt; num | (exp)</text:p>
      <text:p text:style-name="Preformatted_20_Text">num<text:tab/>-&gt; 0 | 1 | 2 | 3 | 4 | 5 | 6 | 7 | 8 | 9</text:p>
      <text:p text:style-name="Preformatted_20_Text"/>
      <text:p text:style-name="Preformatted_20_Text">FIRST(num) = FIRST(num -&gt; 0) U FIRST(num -&gt; 1) U FIRST(num -&gt; 2) U FIRST(num -&gt; 3) U FIRST(num -&gt; 4) U FIRST(num -&gt; 5) U FIRST(num -&gt; 6) U FIRST(num -&gt; 7) U FIRST(num -&gt; 8) U FIRST(num -&gt; 9) = {1} U {2} U {3} U {4} U {5} U {6} U {7} U {8} U {9} = {0, 1, 2, 3, 4, 5, 6, 7, 8, 9}</text:p>
      <text:p text:style-name="Preformatted_20_Text">FIRST(factor) = FIRST(factor -&gt; num) U FIRST(factor -&gt; (exp)) = FIRST(num) U FIRST(() = {0, 1, 2, 3, 4, 5, 6, 7, 8, 9} U {(} = {0, 1, 2, 3, 4, 5, 6, 7, 8, 9, (}</text:p>
      <text:p text:style-name="Preformatted_20_Text">FIRST(term2) = FIRST(term2 -&gt; * factor term2) U FIRST(term2 -&gt; / factor term2) U FIRST(term2 -&gt; ε) = {*} U {/} U {ε} = {*, /, ε}</text:p>
      <text:p text:style-name="Preformatted_20_Text">FIRST(term) = FIRST(term -&gt; factor term2) = FIRST(factor) = {0, 1, 2, 3, 4, 5, 6, 7, 8, 9, (}</text:p>
      <text:p text:style-name="Preformatted_20_Text">FIRST(exp2) = FIRST(exp2 -&gt; + term exp2) U FIRST(exp2 -&gt; - term exp2) U FIRST(exp2 -&gt; ε) = {+} U {-} U {ε} = {+, -, ε}</text:p>
      <text:p text:style-name="Preformatted_20_Text">FIRST(exp) = FIRST(exp -&gt; term exp2) = FIRST(term) = {0, 1, 2, 3, 4, 5, 6, 7, 8, 9, (}</text:p>
      <text:p text:style-name="Preformatted_20_Text"/>
      <text:p text:style-name="Preformatted_20_Text">FOLLOW(exp) = {EOF} U {)} = {EOF, )}</text:p>
      <text:p text:style-name="Preformatted_20_Text">FOLLOW(exp2) = FOLLOW(exp) U FOLLOW(exp2) = FOLLOW(exp) = {EOF, )}</text:p>
      <text:p text:style-name="Preformatted_20_Text">FOLLOW(term) = FIRST(exp2) U FOLLOW(exp2) = {+, -, ε} U {EOF, )} = {+, -, ε, EOF, )} = {+, -, EOF, )}</text:p>
      <text:p text:style-name="Preformatted_20_Text">FOLLOW(term2) = FOLLOW(term) U FOLLOW(term2) = FOLLOW(term) = <text:bookmark-start text:name="__DdeLink__240_915434860"/>{+, -, EOF, )}<text:bookmark-end text:name="__DdeLink__240_915434860"/></text:p>
      <text:p text:style-name="Preformatted_20_Text">FOLLOW(factor) = FIRST(term2) U FOLLOW(term) U FOLLOW(term2) = {*, /, ε} U {+, -, EOF, )} U {+, -, EOF, )} = {+, -, *, /, EOF, )}</text:p>
      <text:p text:style-name="Preformatted_20_Text">FOLLOW(num) = FOLLOW(factor) = {+, -, *, /, EOF, )}</text:p>
      <text:p text:style-name="Preformatted_20_Text"/>
      <text:p text:style-name="Preformatted_20_Text"><text:soft-page-break/>FIRST+(exp -&gt; term exp2) = FIRST(term) = {0, 1, 2, 3, 4, 5, 6, 7, 8, 9, (}</text:p>
      <text:p text:style-name="Preformatted_20_Text"/>
      <text:p text:style-name="Preformatted_20_Text">FIRST+(exp2 -&gt; + term exp2) = FIRST(+) = {+}</text:p>
      <text:p text:style-name="Preformatted_20_Text">FIRST+(exp2 -&gt; - term exp2) = FIRST(-) = {-}</text:p>
      <text:p text:style-name="Preformatted_20_Text">FIRST+(exp2 -&gt; ε) = FIRST(ε) U FOLLOW(exp2) = {ε} U {EOF, )} = {ε, EOF, )}</text:p>
      <text:p text:style-name="Preformatted_20_Text"/>
      <text:p text:style-name="Preformatted_20_Text">FIRST+(term -&gt; factor term2) = FIRST(factor) = {0, 1, 2, 3, 4, 5, 6, 7, 8, 9, (}</text:p>
      <text:p text:style-name="Preformatted_20_Text"/>
      <text:p text:style-name="Preformatted_20_Text">FIRST+(term2 -&gt; * factor term2) = FIRST(*) = {*}</text:p>
      <text:p text:style-name="Preformatted_20_Text">FIRST+(term2 -&gt; / factor term2) = FIRST(/) = {/}</text:p>
      <text:p text:style-name="Preformatted_20_Text">FIRST+(term2 -&gt; ε) = FIRST(ε) U FOLLOW(term2) = {ε} U {+, -, EOF, )} = {ε, +, -, EOF, )}</text:p>
      <text:p text:style-name="Preformatted_20_Text"/>
      <text:p text:style-name="Preformatted_20_Text">FIRST+(factor -&gt; num) = FIRST(num) = {0, 1, 2, 3, 4, 5, 6, 7, 8, 9}</text:p>
      <text:p text:style-name="Preformatted_20_Text">FIRST+(factor -&gt; (exp)) = FIRST(() = {(}</text:p>
      <text:p text:style-name="Preformatted_20_Text"/>
      <text:p text:style-name="Preformatted_20_Text">FIRST+(num -&gt; 0) = FIRST(0) = {0}</text:p>
      <text:p text:style-name="Preformatted_20_Text">FIRST+(num -&gt; 1) = FIRST(1) = {1}</text:p>
      <text:p text:style-name="Preformatted_20_Text">FIRST+(num -&gt; 2) = FIRST(2) = {2}</text:p>
      <text:p text:style-name="Preformatted_20_Text">FIRST+(num -&gt; 3) = FIRST(3) = {3}</text:p>
      <text:p text:style-name="Preformatted_20_Text">FIRST+(num -&gt; 4) = FIRST(4) = {4}</text:p>
      <text:p text:style-name="Preformatted_20_Text">FIRST+(num -&gt; 5) = FIRST(5) = {5}</text:p>
      <text:p text:style-name="Preformatted_20_Text">FIRST+(num -&gt; 6) = FIRST(6) = {6}</text:p>
      <text:p text:style-name="Preformatted_20_Text">FIRST+(num -&gt; 7) = FIRST(7) = {7}</text:p>
      <text:p text:style-name="Preformatted_20_Text">FIRST+(num -&gt; 8) = FIRST(8) = {8}</text:p>
      <text:p text:style-name="Preformatted_20_Text">FIRST+(num -&gt; 9) = FIRST(9) = {9}</text:p>
      <text:p text:style-name="Preformatted_20_Text"/>
      <text:p text:style-name="Preformatted_20_Text">Παρατηρώ οτι για κάθε ομάδα κανόνων με κοινή κεφαλή, τα αντίστοιχα FIRST+ σύνολα είναι εντελώς ξένα μεταξύ τους.</text:p>
      <text:p text:style-name="Preformatted_20_Text">Άρα η γραμματική είναι LL(1).</text:p>
      <text:p text:style-name="Preformatted_20_Text"/>
      <text:p text:style-name="Preformatted_20_Text">Lookahead πίνακας:</text:p>
      <text:p text:style-name="Preformatted_20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+, -</text:p>
          </table:table-cell>
          <table:table-cell table:style-name="Table1.A1" office:value-type="string">
            <text:p text:style-name="P4">*, /</text:p>
          </table:table-cell>
          <table:table-cell table:style-name="Table1.A1" office:value-type="string">
            <text:p text:style-name="P2">num = {0, 1, 2, 3, 4, 5, 6, 7, 8, 9}</text:p>
          </table:table-cell>
          <table:table-cell table:style-name="Table1.A1" office:value-type="string">
            <text:p text:style-name="P2">(</text:p>
          </table:table-cell>
          <table:table-cell table:style-name="Table1.A1" office:value-type="string">
            <text:p text:style-name="P2">)</text:p>
          </table:table-cell>
          <table:table-cell table:style-name="Table1.G1" office:value-type="string">
            <text:p text:style-name="P2">EOF</text:p>
          </table:table-cell>
        </table:table-row>
        <table:table-row>
          <table:table-cell table:style-name="Table1.A2" office:value-type="string">
            <text:p text:style-name="P2">exp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3">term2 exp2</text:p>
          </table:table-cell>
          <table:table-cell table:style-name="Table1.A2" office:value-type="string">
            <text:p text:style-name="P2">exp ) term2 exp2</text:p>
          </table:table-cell>
          <table:table-cell table:style-name="Table1.A2" office:value-type="string">
            <text:p text:style-name="P2"><text:bookmark-start text:name="__DdeLink__237_915434860"/>error<text:bookmark-end text:name="__DdeLink__237_915434860"/></text:p>
          </table:table-cell>
          <table:table-cell table:style-name="Table1.G2" office:value-type="string">
            <text:p text:style-name="P2">error</text:p>
          </table:table-cell>
        </table:table-row>
        <table:table-row>
          <table:table-cell table:style-name="Table1.A2" office:value-type="string">
            <text:p text:style-name="P2">exp2</text:p>
          </table:table-cell>
          <table:table-cell table:style-name="Table1.A2" office:value-type="string">
            <text:p text:style-name="P2">term exp2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2">ε</text:p>
          </table:table-cell>
          <table:table-cell table:style-name="Table1.G2" office:value-type="string">
            <text:p text:style-name="P2">ε</text:p>
          </table:table-cell>
        </table:table-row>
        <table:table-row>
          <table:table-cell table:style-name="Table1.A2" office:value-type="string">
            <text:p text:style-name="P2">term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2">term2</text:p>
          </table:table-cell>
          <table:table-cell table:style-name="Table1.A2" office:value-type="string">
            <text:p text:style-name="P2">exp ) term2</text:p>
          </table:table-cell>
          <table:table-cell table:style-name="Table1.A2" office:value-type="string">
            <text:p text:style-name="P2">error</text:p>
          </table:table-cell>
          <table:table-cell table:style-name="Table1.G2" office:value-type="string">
            <text:p text:style-name="P2">error</text:p>
          </table:table-cell>
        </table:table-row>
        <table:table-row>
          <table:table-cell table:style-name="Table1.A2" office:value-type="string">
            <text:p text:style-name="P2">term2</text:p>
          </table:table-cell>
          <table:table-cell table:style-name="Table1.A2" office:value-type="string">
            <text:p text:style-name="P4">ε</text:p>
          </table:table-cell>
          <table:table-cell table:style-name="Table1.A2" office:value-type="string">
            <text:p text:style-name="P2">factor term2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2">ε</text:p>
          </table:table-cell>
          <table:table-cell table:style-name="Table1.G2" office:value-type="string">
            <text:p text:style-name="P2">ε</text:p>
          </table:table-cell>
        </table:table-row>
        <table:table-row>
          <table:table-cell table:style-name="Table1.A2" office:value-type="string">
            <text:p text:style-name="P2">factor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2">(do nothing)</text:p>
          </table:table-cell>
          <table:table-cell table:style-name="Table1.A2" office:value-type="string">
            <text:p text:style-name="P4">exp )</text:p>
          </table:table-cell>
          <table:table-cell table:style-name="Table1.A2" office:value-type="string">
            <text:p text:style-name="P2">error</text:p>
          </table:table-cell>
          <table:table-cell table:style-name="Table1.G2" office:value-type="string">
            <text:p text:style-name="P2">error</text:p>
          </table:table-cell>
        </table:table-row>
      </table:table>
      <text:p text:style-name="Preformatted_20_Text"/>
      <text:p text:style-name="Preformatted_20_Text"/>
      <text:p text:style-name="Preformatted_20_Text">Στο project parser είναι το 2ο ερώτημα και στο project sableCCparser είναι το 3ο ερώτημ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3-03-14T23:56:11</dc:date>
    <dc:creator>labis </dc:creator>
    <meta:editing-duration>P3DT6H19M5S</meta:editing-duration>
    <meta:editing-cycles>59</meta:editing-cycles>
    <meta:document-statistic meta:table-count="1" meta:image-count="0" meta:object-count="0" meta:page-count="2" meta:paragraph-count="97" meta:word-count="835" meta:character-count="3769" meta:non-whitespace-character-count="3031"/>
  </office:meta>
</office:document-meta>
</file>